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5cm" fo:min-width="20.3cm" fo:padding-top="0.165cm" fo:padding-bottom="0.165cm" fo:padding-left="0.29cm" fo:padding-right="0.29cm"/>
    </style:style>
    <style:style style:name="gr4" style:family="graphic" style:parent-style-name="standard">
      <style:graphic-properties svg:stroke-color="#808080" draw:fill-color="#c0c0c0" draw:textarea-horizontal-align="justify" draw:textarea-vertical-align="middle" draw:auto-grow-height="false" fo:min-height="3.75cm" fo:min-width="0.7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_5f_-title">
      <style:graphic-properties fo:min-height="3.506cm"/>
    </style:style>
    <style:style style:name="pr5" style:family="presentation" style:parent-style-name="Padrão_5f_-outline1">
      <style:graphic-properties fo:min-height="11.929cm"/>
    </style:style>
    <style:style style:name="pr6" style:family="presentation" style:parent-style-name="Padrão_5f_-notes">
      <style:graphic-properties draw:fill-color="#ffffff" fo:min-height="13.364cm"/>
    </style:style>
    <style:style style:name="co1" style:family="table-column">
      <style:table-column-properties style:column-width="3.608cm" style:use-optimal-column-width="false"/>
    </style:style>
    <style:style style:name="co2" style:family="table-column">
      <style:table-column-properties style:column-width="3.62cm" style:use-optimal-column-width="false"/>
    </style:style>
    <style:style style:name="ro1" style:family="table-row">
      <style:table-row-properties style:row-height="3.055cm"/>
    </style:style>
    <style:style style:name="ro2" style:family="table-row">
      <style:table-row-properties style:row-height="3.056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2pt" fo:font-weight="bold"/>
    </style:style>
    <style:style style:name="P4" style:family="paragraph">
      <style:text-properties fo:color="#ff0000" fo:font-size="22pt" fo:font-weight="normal"/>
    </style:style>
    <style:style style:name="P5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1.037cm" presentation:class="title" presentation:user-transformed="true">
          <draw:text-box>
            <text:p>la biblioteca de babel</text:p>
          </draw:text-box>
        </draw:frame>
        <draw:frame draw:style-name="gr1" draw:layer="layout" svg:width="5.146cm" svg:height="0.962cm" svg:x="17.854cm" svg:y="4cm">
          <draw:text-box>
            <text:p>jorge luis borges</text:p>
          </draw:text-box>
        </draw:frame>
        <draw:frame draw:style-name="standard" draw:layer="layout" svg:width="21.66cm" svg:height="12.221cm" svg:x="3.758cm" svg:y="6.11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</table:table-row>
            <table:table-row table:style-name="ro1" table:default-cell-style-name="ce1">
              <table:table-cell>
                <text:p text:style-name="P1">g</text:p>
              </table:table-cell>
              <table:table-cell>
                <text:p text:style-name="P1">h</text:p>
              </table:table-cell>
              <table:table-cell>
                <text:p text:style-name="P1">i</text:p>
              </table:table-cell>
              <table:table-cell>
                <text:p text:style-name="P1">j</text:p>
              </table:table-cell>
              <table:table-cell>
                <text:p text:style-name="P1">l</text:p>
              </table:table-cell>
              <table:table-cell>
                <text:p text:style-name="P1">m</text:p>
              </table:table-cell>
            </table:table-row>
            <table:table-row table:style-name="ro1" table:default-cell-style-name="ce1">
              <table:table-cell>
                <text:p text:style-name="P1">n</text:p>
              </table:table-cell>
              <table:table-cell>
                <text:p text:style-name="P1">o</text:p>
              </table:table-cell>
              <table:table-cell>
                <text:p text:style-name="P1">p</text:p>
              </table:table-cell>
              <table:table-cell>
                <text:p text:style-name="P1">q</text:p>
              </table:table-cell>
              <table:table-cell>
                <text:p text:style-name="P1">r</text:p>
              </table:table-cell>
              <table:table-cell>
                <text:p text:style-name="P1">s</text:p>
              </table:table-cell>
            </table:table-row>
            <table:table-row table:style-name="ro2" table:default-cell-style-name="ce1">
              <table:table-cell>
                <text:p text:style-name="P1">t</text:p>
              </table:table-cell>
              <table:table-cell>
                <text:p text:style-name="P1">u</text:p>
              </table:table-cell>
              <table:table-cell>
                <text:p text:style-name="P1">v</text:p>
              </table:table-cell>
              <table:table-cell>
                <text:p text:style-name="P1">x</text:p>
              </table:table-cell>
              <table:table-cell>
                <text:p text:style-name="P1">z</text:p>
              </table:table-cell>
              <table:table-cell>
                <text:p text:style-name="P1"><text:span text:style-name="T1">, 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vocabulario</text:p>
          </draw:text-box>
        </draw:frame>
        <draw:frame presentation:style-name="pr3" draw:layer="layout" svg:width="25.199cm" svg:height="12.179cm" svg:x="1.4cm" svg:y="4.614cm" presentation:class="outline" presentation:user-transformed="true">
          <draw:text-box>
            <text:list text:style-name="L4">
              <text:list-header>
                <text:p>anaqueles (anaquel) </text:p>
                <text:list>
                  <text:list-header>
                    <text:p>m. cada una de las tablas puestas horizontalmente en los muros, o en armarios, alacenas, etc., para colocar sobre ellas libros, piezas de vajilla o cualesquiera otras cosas de uso doméstico o destinadas a la venta.</text:p>
                  </text:list-header>
                </text:list>
              </text:list-header>
            </text:list>
          </draw:text-box>
        </draw:frame>
        <draw:custom-shape draw:style-name="gr3" draw:text-style-name="P2" draw:layer="layout" svg:width="20.8cm" svg:height="1.2cm" svg:x="3.8cm" svg:y="1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5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draw:transform="rotate (0.380307244009564) translate (8.2cm 13.68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12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1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15.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18.2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19.6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4cm" svg:x="21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5f_" presentation:presentation-page-layout-name="AL2T1">
        <draw:frame presentation:style-name="pr4" draw:layer="layout" svg:width="25.199cm" svg:height="3.506cm" svg:x="1.4cm" svg:y="0.837cm" presentation:class="title">
          <draw:text-box>
            <text:p>vocabulario</text:p>
          </draw:text-box>
        </draw:frame>
        <draw:frame presentation:style-name="pr5" draw:layer="layout" svg:width="25.199cm" svg:height="12.179cm" svg:x="1.4cm" svg:y="4.614cm" presentation:class="outline" presentation:user-transformed="true">
          <draw:text-box>
            <text:list text:style-name="L4">
              <text:list-header>
                <text:p>angosto </text:p>
                <text:list>
                  <text:list-item>
                    <text:p>(del lat. angustus).</text:p>
                  </text:list-item>
                  <text:list-item>
                    <text:p>adj. estrecho o reducido.</text:p>
                    <text:p/>
                  </text:list-item>
                </text:list>
                <text:p>bruñida</text:p>
                <text:list>
                  <text:list-item>
                    <text:p>(del part. de bruñir).</text:p>
                  </text:list-item>
                  <text:list-item>
                    <text:p>adj. reluciente. u. t. en sent. fig.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0.955cm" svg:height="1.119cm" svg:x="4.125cm" svg:y="10.638cm">
          <draw:text-box>
            <text:p text:style-name="P3">~</text:p>
          </draw:text-box>
        </draw:frame>
        <draw:frame draw:style-name="gr1" draw:text-style-name="P4" draw:layer="layout" svg:width="0.955cm" svg:height="1.119cm" svg:x="10.626cm" svg:y="12.339cm">
          <draw:text-box>
            <text:p text:style-name="P4">~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5f_-background" style:display-name="Padrão_-background" style:family="presentation">
      <style:graphic-properties draw:stroke="none" draw:fill="none"/>
      <style:text-properties style:letter-kerning="true"/>
    </style:style>
    <style:style style:name="Padrão_5f_-backgroundobjects" style:display-name="Padr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5f_-notes" style:display-name="Padr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_5f_-outline1" style:display-name="Padrão_-outline1" style:family="presentation">
      <style:graphic-properties draw:stroke="none" draw:fill="none" draw:auto-grow-height="false" draw:fit-to-size="shrink-to-fit">
        <text:list-style style:name="Padrão_5f_-outline1" style:display-name="Padr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outline2" style:display-name="Padrão_-outline2" style:family="presentation" style:parent-style-name="Padrã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_5f_-outline3" style:display-name="Padrão_-outline3" style:family="presentation" style:parent-style-name="Padrã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_5f_-outline4" style:display-name="Padrão_-outline4" style:family="presentation" style:parent-style-name="Padrã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_5f_-outline5" style:display-name="Padrão_-outline5" style:family="presentation" style:parent-style-name="Padrã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6" style:display-name="Padrão_-outline6" style:family="presentation" style:parent-style-name="Padrã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7" style:display-name="Padrão_-outline7" style:family="presentation" style:parent-style-name="Padrã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8" style:display-name="Padrão_-outline8" style:family="presentation" style:parent-style-name="Padrã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outline9" style:display-name="Padrão_-outline9" style:family="presentation" style:parent-style-name="Padrã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_5f_-subtitle" style:display-name="Padrão_-subtitle" style:family="presentation">
      <style:graphic-properties draw:stroke="none" draw:fill="none" draw:textarea-vertical-align="middle">
        <text:list-style style:name="Padrão_5f_-subtitle" style:display-name="Padr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5f_-title" style:display-name="Padrão_-title" style:family="presentation">
      <style:graphic-properties draw:stroke="none" draw:fill="none" draw:textarea-vertical-align="middle">
        <text:list-style style:name="Padrão_5f_-title" style:display-name="Padr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_5f_" style:display-name="Padrão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09:23:01.831742490</meta:creation-date>
    <dc:date>2015-06-01T09:46:17.469781925</dc:date>
    <meta:editing-duration>PT23M14S</meta:editing-duration>
    <meta:editing-cycles>5</meta:editing-cycles>
    <meta:generator>LibreOffice/4.3.3.2$Linux_X86_64 LibreOffice_project/430m0$Build-2</meta:generator>
    <meta:document-statistic meta:object-count="50"/>
  </office:meta>
</office:document-meta>
</file>